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5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text-properties style:font-name="Inter1" officeooo:paragraph-rsid="0192b585"/>
    </style:style>
    <style:style style:name="P49" style:family="paragraph" style:parent-style-name="Standard">
      <style:text-properties style:font-name="Inter1" officeooo:paragraph-rsid="01bd823b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style:font-name="Inter1" officeooo:paragraph-rsid="020eb7cc"/>
    </style:style>
    <style:style style:name="P52" style:family="paragraph" style:parent-style-name="Standard">
      <style:text-properties style:font-name="Inter1" officeooo:paragraph-rsid="021c47f3"/>
    </style:style>
    <style:style style:name="P53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54" style:family="paragraph" style:parent-style-name="Standard">
      <style:text-properties officeooo:paragraph-rsid="020eb7cc"/>
    </style:style>
    <style:style style:name="P55" style:family="paragraph" style:parent-style-name="Standard">
      <style:text-properties officeooo:paragraph-rsid="021c47f3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0736b6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204a0" officeooo:paragraph-rsid="022204a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1c47f3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2204a0" officeooo:paragraph-rsid="022204a0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9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8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size="10pt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20e0fb4" style:font-name-asian="Roboto2" style:font-size-asian="10pt" style:font-name-complex="Roboto2" style:font-size-complex="10pt"/>
    </style:style>
    <style:style style:name="T10" style:family="text">
      <style:text-properties fo:font-size="10pt" officeooo:rsid="020ea870" style:font-name-asian="Roboto2" style:font-size-asian="10pt" style:font-name-complex="Roboto2" style:font-size-complex="10pt"/>
    </style:style>
    <style:style style:name="T11" style:family="text">
      <style:text-properties fo:font-size="10pt" officeooo:rsid="02230fb7" style:font-name-asian="Roboto2" style:font-size-asian="10pt" style:font-name-complex="Roboto2" style:font-size-complex="10pt"/>
    </style:style>
    <style:style style:name="T12" style:family="text">
      <style:text-properties fo:font-size="10pt" officeooo:rsid="02242c46" style:font-name-asian="Roboto2" style:font-size-asian="10pt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4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4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31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4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250a1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9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style:font-size-asian="10pt" style:font-size-complex="10pt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1475f55" style:font-weight-asian="normal" style:font-weight-complex="normal"/>
    </style:style>
    <style:style style:name="T100" style:family="text">
      <style:text-properties fo:font-weight="normal" officeooo:rsid="01ff59c5" style:font-weight-asian="normal" style:font-weight-complex="normal"/>
    </style:style>
    <style:style style:name="T101" style:family="text">
      <style:text-properties fo:font-weight="normal" officeooo:rsid="0200cec8" style:font-weight-asian="normal" style:font-weight-complex="normal"/>
    </style:style>
    <style:style style:name="T102" style:family="text">
      <style:text-properties fo:font-weight="normal" officeooo:rsid="01f670b9" style:font-weight-asian="normal"/>
    </style:style>
    <style:style style:name="T103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4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5" style:family="text">
      <style:text-properties officeooo:rsid="0094c2de"/>
    </style:style>
    <style:style style:name="T106" style:family="text">
      <style:text-properties fo:color="#000000" style:font-name="Inter1" style:text-underline-style="none"/>
    </style:style>
    <style:style style:name="T107" style:family="text">
      <style:text-properties officeooo:rsid="0134be7f"/>
    </style:style>
    <style:style style:name="T108" style:family="text">
      <style:text-properties officeooo:rsid="014965fe"/>
    </style:style>
    <style:style style:name="T109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0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1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2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3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style:font-size-asian="10pt" style:font-size-complex="10pt"/>
    </style:style>
    <style:style style:name="T116" style:family="text">
      <style:text-properties style:font-name="Inter1" fo:font-size="10pt" officeooo:rsid="01a964e2" style:font-size-asian="10pt" style:font-size-complex="10pt"/>
    </style:style>
    <style:style style:name="T117" style:family="text">
      <style:text-properties style:font-name="Inter1" fo:font-size="10pt" officeooo:rsid="01db6890" style:font-size-asian="10pt" style:font-size-complex="10pt"/>
    </style:style>
    <style:style style:name="T118" style:family="text">
      <style:text-properties style:font-name="Inter1" fo:font-size="10pt" officeooo:rsid="020eb7cc" style:font-size-asian="10pt" style:font-size-complex="10pt"/>
    </style:style>
    <style:style style:name="T119" style:family="text">
      <style:text-properties style:font-name="Inter1" fo:font-size="10pt" officeooo:rsid="02128124" style:font-size-asian="10pt" style:font-size-complex="10pt"/>
    </style:style>
    <style:style style:name="T120" style:family="text">
      <style:text-properties style:font-name="Inter1" fo:font-size="10pt" officeooo:rsid="021425e0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3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5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37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48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49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0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1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2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3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style:font-name-asian="Roboto2" style:font-size-asian="10pt" style:font-name-complex="Roboto2" style:font-size-complex="10pt"/>
    </style:style>
    <style:style style:name="T155" style:family="text">
      <style:text-properties fo:color="#0066b3" style:font-name="Inter1" style:text-underline-style="solid" style:text-underline-width="auto" style:text-underline-color="font-color"/>
    </style:style>
    <style:style style:name="T156" style:family="text">
      <style:text-properties officeooo:rsid="0190cd32"/>
    </style:style>
    <style:style style:name="T157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8" style:family="text">
      <style:text-properties officeooo:rsid="01a964e2"/>
    </style:style>
    <style:style style:name="T159" style:family="text">
      <style:text-properties officeooo:rsid="01aa114e"/>
    </style:style>
    <style:style style:name="T160" style:family="text">
      <style:text-properties officeooo:rsid="01ac23ff"/>
    </style:style>
    <style:style style:name="T161" style:family="text">
      <style:text-properties officeooo:rsid="01c381c7"/>
    </style:style>
    <style:style style:name="T162" style:family="text">
      <style:text-properties officeooo:rsid="01f670b9" style:font-weight-complex="bold"/>
    </style:style>
    <style:style style:name="T163" style:family="text">
      <style:text-properties officeooo:rsid="01f683f8" style:font-weight-complex="bold"/>
    </style:style>
    <style:style style:name="T164" style:family="text">
      <style:text-properties officeooo:rsid="01cb049a"/>
    </style:style>
    <style:style style:name="T165" style:family="text">
      <style:text-properties officeooo:rsid="01cc2d83"/>
    </style:style>
    <style:style style:name="T166" style:family="text">
      <style:text-properties officeooo:rsid="01d2d740"/>
    </style:style>
    <style:style style:name="T167" style:family="text">
      <style:text-properties style:font-name="Inter Extra Bold"/>
    </style:style>
    <style:style style:name="T168" style:family="text">
      <style:text-properties officeooo:rsid="0204810e"/>
    </style:style>
    <style:style style:name="T169" style:family="text">
      <style:text-properties officeooo:rsid="02079a9c"/>
    </style:style>
    <style:style style:name="T170" style:family="text">
      <style:text-properties officeooo:rsid="02085269"/>
    </style:style>
    <style:style style:name="T171" style:family="text">
      <style:text-properties officeooo:rsid="020bb597"/>
    </style:style>
    <style:style style:name="T172" style:family="text">
      <style:text-properties officeooo:rsid="020e0fb4"/>
    </style:style>
    <style:style style:name="T173" style:family="text">
      <style:text-properties style:font-weight-complex="normal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05">R</text:span>ICHARD <text:span text:style-name="T165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06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5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5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5">ocf.io/rszhu</text:span></text:a>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EDUCATION</text:p>
          </table:table-cell>
          <table:table-cell table:style-name="Table5.A1" office:value-type="string">
            <text:p text:style-name="P13">University of California, Berkeley</text:p>
            <text:p text:style-name="P16"><text:span text:style-name="T49">B.A. Computer Science</text:span><text:span text:style-name="T13"> <text:s text:c="38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</table:table-cell>
          <table:table-cell table:style-name="Table5.C1" office:value-type="string">
            <text:p text:style-name="P19"><text:span text:style-name="T162">Grad</text:span><text:span text:style-name="T163">uation</text:span><text:span text:style-name="T162"> </text:span><text:span text:style-name="T102">May 2023</text:span></text:p>
            <text:p text:style-name="P20"><text:span text:style-name="T1">GPA</text:span><text:span text:style-name="T173"> 3.90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80"><text:span text:style-name="T174">Top Margin : 0</text:span></text:p><text:p text:style-name="P80"><text:span text:style-name="T174">Bottom Margin : 0</text:span></text:p></office:annotation><text:span text:style-name="T77">Coursework:</text:span><office:annotation-end office:name="__Annotation__905_40995002133"/><text:span text:style-name="T43"> </text:span><text:span text:style-name="T44">Data Structures </text:span><text:span text:style-name="T47">and</text:span><text:span text:style-name="T45"> Algorithms</text:span><text:span text:style-name="T44">, </text:span><text:span text:style-name="T46">Structure of Computer Programs</text:span><text:span text:style-name="T38">, </text:span><text:span text:style-name="T40">Linear Algebra,</text:span><text:span text:style-name="T39"> </text:span><text:span text:style-name="T41">Differential Equations</text:span><text:span text:style-name="T13"> <text:s text:c="13"/></text:span><text:span text:style-name="T7"><text:s text:c="89"/></text:span><text:span text:style-name="T25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4"><text:span text:style-name="Strong_20_Emphasis"><text:span text:style-name="T118">UC Berkeley Dept. of Anthropology</text:span></text:span></text:p>
            <text:p text:style-name="P15"><text:span text:style-name="T42">Research Software Developer</text:span><text:span text:style-name="T13"> <text:s text:c="2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</table:table-cell>
          <table:table-cell table:style-name="Table6.C1" office:value-type="string">
            <text:p text:style-name="P3"><text:span text:style-name="T53"><text:s/></text:span><text:span text:style-name="T52">Berkeley</text:span><text:span text:style-name="T51">, CA</text:span></text:p>
            <text:p text:style-name="P21"><text:span text:style-name="T26"><text:s/></text:span><text:span text:style-name="T30">Feb</text:span><text:span text:style-name="T37">. 2020 </text:span><text:span text:style-name="T32">— </text:span><text:span text:style-name="T34">Present</text:span><text:span text:style-name="T37"> </text:span>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list xml:id="list4015151790" text:style-name="L1">
              <text:list-item>
                <text:p text:style-name="P56">Developed an automated image processing pipeline in Python, used to process 151,173 unique manuscript scans collected from an archaeological site in Queretaro, Mexico</text:p>
              </text:list-item>
              <text:list-item>
                <text:p text:style-name="P78"><text:span text:style-name="Strong_20_Emphasis"><text:span text:style-name="T131">Employed OpenCV to assess </text:span></text:span><text:span text:style-name="Strong_20_Emphasis"><text:span text:style-name="T127">document scan quality and optimize text legibility</text:span></text:span></text:p>
              </text:list-item>
              <text:list-item>
                <text:p text:style-name="P68"><text:span text:style-name="Strong_20_Emphasis"><text:span text:style-name="T64">Extracted text data from select</text:span></text:span><text:span text:style-name="Strong_20_Emphasis"><text:span text:style-name="T83">ed</text:span></text:span><text:span text:style-name="Strong_20_Emphasis"><text:span text:style-name="T64"> documents via OCR, utilizing Google Cloud’s Vision API</text:span></text:span></text:p>
              </text:list-item>
              <text:list-item>
                <text:p text:style-name="P69"><text:span text:style-name="Strong_20_Emphasis"><text:span text:style-name="T80">Exported processed image data to a custom, </text:span></text:span><text:span text:style-name="Strong_20_Emphasis"><text:span text:style-name="T82">researcher-created database setup</text:span></text:span></text:p>
              </text:list-item>
            </text:list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4"><text:span text:style-name="Strong_20_Emphasis"><text:span text:style-name="T116">UC Berkeley </text:span></text:span><text:span text:style-name="Strong_20_Emphasis"><text:span text:style-name="T119">Dept. of </text:span></text:span><text:span text:style-name="Strong_20_Emphasis"><text:span text:style-name="T120">Electrical Engineering and Computer Science</text:span></text:span></text:p>
            <text:p text:style-name="P23"><text:span text:style-name="Strong_20_Emphasis"><text:span text:style-name="T152">Academic Intern</text:span></text:span><text:span text:style-name="T147"> <text:s/></text:span><text:span text:style-name="T109"><text:s text:c="27"/></text:span><text:span text:style-name="T147"><text:s/></text:span><text:span text:style-name="T109"><text:s text:c="51"/></text:span><text:span text:style-name="T148"><text:s text:c="7"/></text:span><text:span text:style-name="T133"><text:s/></text:span><text:span text:style-name="T109"><text:s text:c="81"/></text:span><text:span text:style-name="T154"><text:s text:c="89"/></text:span><text:span text:style-name="T149"><text:s text:c="13"/></text:span></text:p>
          </table:table-cell>
          <table:table-cell table:style-name="Table9.C1" office:value-type="string">
            <text:p text:style-name="P2"><text:span text:style-name="T158">Berkeley</text:span>, CA</text:p>
            <text:p text:style-name="P21"><text:span text:style-name="T26"><text:s/>J</text:span><text:span text:style-name="T29">an</text:span><text:span text:style-name="T26">.</text:span><text:span text:style-name="T32"> 20</text:span><text:span text:style-name="T34">20</text:span><text:span text:style-name="T32"> — </text:span><text:span text:style-name="T34">Present</text:span></text:p>
          </table:table-cell>
        </table:table-row>
      </table:table>
      <text:p text:style-name="P5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/>
          </table:table-cell>
          <table:table-cell table:style-name="Table14.A1" office:value-type="string">
            <text:list xml:id="list14340933444599" text:continue-numbering="true" text:style-name="L1">
              <text:list-item>
                <text:p text:style-name="P57"><text:span text:style-name="T168">Guided </text:span>lab sections for <text:span text:style-name="T172">the </text:span>Structure and Interpretation of Computer Programs <text:span text:style-name="T172">(CS 61A)</text:span></text:p>
              </text:list-item>
              <text:list-item>
                <text:p text:style-name="P57">T<text:span text:style-name="T159">aught</text:span> fundamental <text:span text:style-name="T161">CS</text:span> <text:span text:style-name="T161">concepts such as recursion, abstraction, and O.O.P.</text:span> to <text:span text:style-name="T164">30 students</text:span></text:p>
              </text:list-item>
              <text:list-item>
                <text:p text:style-name="P59"><text:span text:style-name="T160">Assisted</text:span> students with understanding, writing, and debugging lab programming assignments</text:p>
              </text:list-item>
              <text:list-item>
                <text:p text:style-name="P60"><text:span text:style-name="T171">Authored</text:span> solution <text:span text:style-name="T169">guides</text:span> to difficult <text:span text:style-name="T170">homework </text:span>problems, <text:span text:style-name="T169">as part of a course content team</text:span></text:p>
              </text:list-item>
            </text:list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4"><text:span text:style-name="T110">California </text:span><text:span text:style-name="T114">PATH (</text:span><text:span text:style-name="Strong_20_Emphasis"><text:span text:style-name="T115">Partners for Advanced Transportation Technology</text:span></text:span><text:span text:style-name="Strong_20_Emphasis"><text:span text:style-name="T117">)</text:span></text:span></text:p>
            <text:p text:style-name="P23"><text:span text:style-name="Strong_20_Emphasis"><text:span text:style-name="T153">Research Assistant</text:span></text:span><text:span text:style-name="T109"> <text:s text:c="16"/></text:span><text:span text:style-name="T147"><text:s/></text:span><text:span text:style-name="T109"><text:s text:c="51"/></text:span><text:span text:style-name="T148"><text:s text:c="7"/></text:span><text:span text:style-name="T133"><text:s/></text:span><text:span text:style-name="T109"><text:s text:c="81"/></text:span><text:span text:style-name="T154"><text:s text:c="89"/></text:span><text:span text:style-name="T149"><text:s text:c="13"/></text:span></text:p>
          </table:table-cell>
          <table:table-cell table:style-name="Table3.C1" office:value-type="string">
            <text:p text:style-name="P4"><text:span text:style-name="T53"><text:s/></text:span><text:span text:style-name="T52">Berkeley</text:span><text:span text:style-name="T51">, CA</text:span></text:p>
            <text:p text:style-name="P10"><text:span text:style-name="T26"><text:s/></text:span><text:span text:style-name="T28">Oct</text:span><text:span text:style-name="T27">.</text:span><text:span text:style-name="T32"> 201</text:span><text:span text:style-name="T33">9</text:span><text:span text:style-name="T32"> — </text:span><text:span text:style-name="T36">Jan</text:span><text:span text:style-name="T35">. 2020</text:span>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/>
          </table:table-cell>
          <table:table-cell table:style-name="Table7.A1" office:value-type="string">
            <text:list xml:id="list14341567422704" text:continue-numbering="true" text:style-name="L1">
              <text:list-item>
                <text:p text:style-name="P79"><text:span text:style-name="T128">Evaluated</text:span><text:span text:style-name="T121"> potential safety impacts</text:span><text:span text:style-name="T122"> </text:span><text:span text:style-name="T123">o</text:span><text:span text:style-name="T121">f </text:span><text:span text:style-name="T129">a</text:span><text:span text:style-name="T122"> </text:span><text:span text:style-name="T123">Caltrans-</text:span><text:span text:style-name="T125">proposed</text:span><text:span text:style-name="T124"> </text:span><text:span text:style-name="T130">free</text:span><text:span text:style-name="T124">way</text:span><text:span text:style-name="T130"> emergency alert</text:span><text:span text:style-name="T123"> system</text:span></text:p>
              </text:list-item>
              <text:list-item>
                <text:p text:style-name="P70"><text:span text:style-name="T58">S</text:span><text:span text:style-name="T59">ynced</text:span><text:span text:style-name="T54"> </text:span><text:span text:style-name="T59">position</text:span><text:span text:style-name="T60">al</text:span><text:span text:style-name="T55">, </text:span><text:span text:style-name="T60">sensor</text:span><text:span text:style-name="T55">, and </text:span><text:span text:style-name="T60">behavioral</text:span><text:span text:style-name="T54"> data </text:span><text:span text:style-name="T58">collected </text:span><text:span text:style-name="T54">from </text:span><text:span text:style-name="T64">driving</text:span><text:span text:style-name="T57"> </text:span><text:span text:style-name="T54">simulation</text:span><text:span text:style-name="T55"> </text:span><text:span text:style-name="T64">experiments</text:span></text:p>
              </text:list-item>
              <text:list-item>
                <text:p text:style-name="P70"><text:span text:style-name="Strong_20_Emphasis"><text:span text:style-name="T61">Wrote Python scripts to </text:span></text:span><text:span text:style-name="Strong_20_Emphasis"><text:span text:style-name="T81">highight</text:span></text:span><text:span text:style-name="Strong_20_Emphasis"><text:span text:style-name="T56"> key </text:span></text:span><text:span text:style-name="Strong_20_Emphasis"><text:span text:style-name="T80">p</text:span></text:span><text:span text:style-name="Strong_20_Emphasis"><text:span text:style-name="T56">oints </text:span></text:span><text:span text:style-name="Strong_20_Emphasis"><text:span text:style-name="T80">from</text:span></text:span><text:span text:style-name="Strong_20_Emphasis"><text:span text:style-name="T56"> </text:span></text:span><text:span text:style-name="Strong_20_Emphasis"><text:span text:style-name="T80">over 40 unique driver trial data sets</text:span></text:span></text:p>
              </text:list-item>
            </text:list>
          </table:table-cell>
        </table:table-row>
      </table:table>
      <text:p text:style-name="P5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80"><text:span text:style-name="T175">Projects all one table except HEADER</text:span></text:p></office:annotation><text:span text:style-name="T167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20">I</text:span></text:span><text:span text:style-name="Strong_20_Emphasis"><text:span text:style-name="T21">nvestment </text:span></text:span><text:span text:style-name="Strong_20_Emphasis"><text:span text:style-name="T22">Portfolio Diversity Visualiz</text:span></text:span><text:span text:style-name="Strong_20_Emphasis"><text:span text:style-name="T23">er </text:span></text:span><text:span text:style-name="Strong_20_Emphasis"><text:span text:style-name="T15">(</text:span></text:span><text:span text:style-name="Strong_20_Emphasis"><text:span text:style-name="T14">Python</text:span></text:span><text:span text:style-name="Strong_20_Emphasis"><text:span text:style-name="T15">)</text:span></text:span></text:p>
            <text:list xml:id="list14341596928853" text:continue-numbering="true" text:style-name="L1">
              <text:list-item>
                <text:p text:style-name="P75"><text:span text:style-name="T86">Won </text:span><text:span text:style-name="T87">the </text:span><text:span text:style-name="T88">BlackRock API Prize at Cal Hacks </text:span><text:span text:style-name="T89">6.0</text:span><text:span text:style-name="T85">,</text:span><text:span text:style-name="T63"> the largest collegiate hackathon in the world</text:span></text:p>
              </text:list-item>
              <text:list-item>
                <text:p text:style-name="P71"><text:span text:style-name="T65">Built</text:span><text:span text:style-name="T66"> </text:span><text:span text:style-name="T65">a </text:span><text:span text:style-name="T66">tool</text:span><text:span text:style-name="T62"> </text:span><text:span text:style-name="T71">that helps users gain insight into the diversity of</text:span><text:span text:style-name="T62"> </text:span><text:span text:style-name="T71">an </text:span><text:span text:style-name="T62">investment portfolio </text:span><text:span text:style-name="T76">in relation to</text:span><text:span text:style-name="T62"> any</text:span><text:span text:style-name="T70"> </text:span><text:span text:style-name="T71">applicable </text:span><text:span text:style-name="T62">security </text:span><text:span text:style-name="T72">data </text:span><text:span text:style-name="T62">attribute </text:span><text:span text:style-name="T72">(e.g., sector, asset type, or country)</text:span></text:p>
              </text:list-item>
              <text:list-item>
                <text:p text:style-name="P72"><text:span text:style-name="T90">Leveraged</text:span><text:span text:style-name="T91"> BlackRock’</text:span><text:span text:style-name="T92">s</text:span><text:span text:style-name="T91"> </text:span><text:span text:style-name="T96">Aladdin </text:span><text:span text:style-name="T91">API to </text:span><text:span text:style-name="T96">compile and </text:span><text:span text:style-name="T91">categorize </text:span><text:span text:style-name="T93">security</text:span><text:span text:style-name="T91"> data</text:span><text:span text:style-name="T93"> </text:span><text:span text:style-name="T94">from</text:span><text:span text:style-name="T95"> </text:span><text:span text:style-name="T96">stock</text:span><text:span text:style-name="T95"> ticker</text:span><text:span text:style-name="T96">s</text:span></text:p>
              </text:list-item>
              <text:list-item>
                <text:p text:style-name="P73"><text:span text:style-name="T67">Integrated</text:span><text:span text:style-name="T62"> MatPlotLib to visualize </text:span><text:span text:style-name="T68">calculated diversity</text:span><text:span text:style-name="T62"> data and create a GUI for </text:span><text:span text:style-name="T70">portfolio </text:span><text:span text:style-name="T69">input</text:span><text:span text:style-name="T62"> <text:s text:c="3"/></text:span><text:span text:style-name="T84"><text:s text:c="7"/></text:span><text:span text:style-name="T62"><text:s/></text:span><text:span text:style-name="T84"><text:s text:c="2"/></text:span><text:span text:style-name="T13"><text:s text:c="1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    </text:list-item>
            </text:list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5">Bomberman Remastered </text:span></text:span><text:span text:style-name="Strong_20_Emphasis"><text:span text:style-name="T17">(Java)</text:span></text:span></text:p>
            <text:list xml:id="list14341470264988" text:continue-numbering="true" text:style-name="L1">
              <text:list-item>
                <text:p text:style-name="P61">Created an improved remake of the game Bomberman that runs on modern operating systems</text:p>
              </text:list-item>
              <text:list-item>
                <text:p text:style-name="P62">Devised a <text:span text:style-name="T107">completely original</text:span> “competitive mode”, featuring dynamic multiplayer gameplay</text:p>
              </text:list-item>
              <text:list-item>
                <text:p text:style-name="P74"><text:span text:style-name="T73">Utilized the Java Swing toolkit to design </text:span><text:span text:style-name="T74">menus</text:span><text:span text:style-name="T75">,</text:span><text:span text:style-name="T73"> </text:span><text:span text:style-name="T75">handle controls, and execute game events</text:span><text:span text:style-name="T84"> <text:s text:c="2"/></text:span></text:p>
              </text:list-item>
              <text:list-item>
                <text:p text:style-name="P74"><text:span text:style-name="T78">Voted </text:span><text:span text:style-name="T79">as one of the</text:span><text:span text:style-name="T78"> </text:span><text:span text:style-name="T79">top three projects of the year</text:span><text:span text:style-name="T78"> when presented at a school project fair </text:span><text:span text:style-name="T84"><text:s text:c="3"/></text:span><text:span text:style-name="T62"><text:s/></text:span><text:span text:style-name="T84"><text:s text:c="2"/></text:span><text:span text:style-name="T13"><text:s text:c="1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2"><text:span text:style-name="Strong_20_Emphasis"><text:span text:style-name="T18">Personal Website (HTML, CSS, JavaScript) </text:span></text:span></text:p>
            <text:list xml:id="list14340417245442" text:continue-numbering="true" text:style-name="L1">
              <text:list-item>
                <text:p text:style-name="P63">Designed and built a personal site from scratch, utilizing the Bootstrap front end framework</text:p>
              </text:list-item>
              <text:list-item>
                <text:p text:style-name="P64">Ensured font and layout compatibility for any operating system, display size, or web browser</text:p>
              </text:list-item>
              <text:list-item>
                <text:p text:style-name="P65">Hosted page files remotely on UC Berkeley Open Computing Facility servers, via SSH transfer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9">Enigma Machine Simulation</text:span></text:span><text:span text:style-name="Strong_20_Emphasis"><text:span text:style-name="T16"> (</text:span></text:span><text:span text:style-name="Strong_20_Emphasis"><text:span text:style-name="T19">Java</text:span></text:span><text:span text:style-name="Strong_20_Emphasis"><text:span text:style-name="T16">)</text:span></text:span></text:p>
            <text:list xml:id="list14340564980633" text:continue-numbering="true" text:style-name="L1">
              <text:list-item>
                <text:p text:style-name="P76"><text:span text:style-name="T8">C</text:span><text:span text:style-name="T7">onstructed an accurate, </text:span><text:span text:style-name="T10">configurable, </text:span><text:span text:style-name="T12">and scalable</text:span><text:span text:style-name="T7"> simulation of the </text:span><text:span text:style-name="T9">WWII Enigma machine</text:span></text:p>
              </text:list-item>
              <text:list-item>
                <text:p text:style-name="P77"><text:span text:style-name="T11">Implemented text encryption</text:span><text:span text:style-name="T7">, supporting </text:span><text:span text:style-name="T11">an </text:span><text:span text:style-name="T7">a</text:span><text:span text:style-name="T11">rbitrary</text:span><text:span text:style-name="T7"> </text:span><text:span text:style-name="T11">level of cipher</text:span><text:span text:style-name="T7"> permutation complexity</text:span></text:p>
              </text:list-item>
              <text:list-item>
                <text:p text:style-name="P66">Handled configuration, input, and output files using Java’s Scanner and OutputStream classes</text:p>
              </text:list-item>
            </text:list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ACTIVITIES</text:p>
          </table:table-cell>
          <table:table-cell table:style-name="Table13.A1" office:value-type="string">
            <text:p text:style-name="P11"><text:span text:style-name="T97">Catalyst for Success</text:span> <text:s/></text:p>
            <text:p text:style-name="P22"><text:span text:style-name="Strong_20_Emphasis"><text:span text:style-name="T150">Treasurer, </text:span></text:span><text:span text:style-name="Strong_20_Emphasis"><text:span text:style-name="T151">Senior Technology Mentor</text:span></text:span><text:span text:style-name="Strong_20_Emphasis"><text:span text:style-name="T112"> </text:span></text:span><text:span text:style-name="T111"><text:s/></text:span><text:span text:style-name="T109"><text:s text:c="24"/></text:span><text:span text:style-name="T147"><text:s/></text:span><text:span text:style-name="T109"><text:s text:c="51"/></text:span><text:span text:style-name="T148"><text:s text:c="7"/></text:span><text:span text:style-name="T133"><text:s/></text:span><text:span text:style-name="T109"><text:s text:c="81"/></text:span><text:span text:style-name="T154"><text:s text:c="89"/></text:span><text:span text:style-name="T149"><text:s text:c="13"/></text:span></text:p>
          </table:table-cell>
          <table:table-cell table:style-name="Table13.A1" office:value-type="string">
            <text:p text:style-name="P1">San Diego, CA</text:p>
            <text:p text:style-name="P9"><text:span text:style-name="T26"><text:s text:c="2"/></text:span><text:span text:style-name="T32">Sep. 2017 — Aug. 2019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14340198037274" text:continue-numbering="true" text:style-name="L1">
              <text:list-item>
                <text:p text:style-name="P67">Taught programming and circuitry at the library to over 200 students (Python, Javascript<text:span text:style-name="T166">)</text:span></text:p>
              </text:list-item>
              <text:list-item>
                <text:p text:style-name="P58">Worked with library officials to organize regular workshops and week-long summer camps</text:p>
              </text:list-item>
            </text:list>
          </table:table-cell>
        </table:table-row>
      </table:table>
      <text:p text:style-name="P4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56">WARDS</text:span></text:p>
          </table:table-cell>
          <table:table-cell table:style-name="Table16.A1" office:value-type="string">
            <text:p text:style-name="P26"><text:span text:style-name="T2">Winner</text:span><text:span text:style-name="T103">, </text:span><text:span text:style-name="T98">CalHacks </text:span><text:span text:style-name="T99">6.0 BlackRock API Prize </text:span></text:p>
            <text:p text:style-name="P25"><text:span text:style-name="T132">Winner</text:span><text:span text:style-name="T126">,</text:span><text:span text:style-name="T135"> </text:span><text:span text:style-name="T144">Intuit George A. Hansen </text:span><text:span text:style-name="T146">Computer Science</text:span><text:span text:style-name="T144"> </text:span><text:span text:style-name="T145">Scholarship</text:span></text:p>
            <text:p text:style-name="P27"><text:span text:style-name="T6">Winner</text:span><text:span text:style-name="T103">,</text:span><text:span text:style-name="T157"> </text:span><text:span text:style-name="T104">I</text:span><text:span text:style-name="T100">ntuit </text:span><text:span text:style-name="T101">Academic</text:span><text:span text:style-name="T100"> Scholarship</text:span></text:p>
            <text:p text:style-name="P24"><text:span text:style-name="T134">Champion</text:span><text:span text:style-name="T137">, Southern California Developmental Soccer League Div. 1</text:span><text:span text:style-name="T109"> <text:s text:c="14"/></text:span><text:span text:style-name="T147"><text:s/></text:span><text:span text:style-name="T109"><text:s text:c="51"/></text:span><text:span text:style-name="T148"><text:s text:c="7"/></text:span><text:span text:style-name="T133"><text:s/></text:span><text:span text:style-name="T109"><text:s text:c="81"/></text:span><text:span text:style-name="T154"><text:s text:c="89"/></text:span><text:span text:style-name="T149"><text:s text:c="13"/></text:span></text:p>
          </table:table-cell>
          <table:table-cell table:style-name="Table16.A1" office:value-type="string">
            <text:p text:style-name="P8"><text:span text:style-name="T32">O</text:span><text:span text:style-name="T31">ct. 2019</text:span></text:p>
            <text:p text:style-name="P17"><text:span text:style-name="T108">Apr</text:span>. 2019</text:p>
            <text:p text:style-name="P17"><text:span text:style-name="T108">Apr</text:span>. 2019</text:p>
            <text:p text:style-name="P18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2"><text:span text:style-name="T139">Python, Java, SQL, HTML/CSS, JavaScript, </text:span><text:span text:style-name="T138">Git, </text:span><text:span text:style-name="T140">Unix,</text:span><text:span text:style-name="T141"> </text:span><text:span text:style-name="T142">Bootstrap, NumPy</text:span><text:span text:style-name="T113"> </text:span><text:span text:style-name="T109"><text:s text:c="43"/></text:span><text:span text:style-name="T148"><text:s text:c="7"/></text:span><text:span text:style-name="T133"><text:s/></text:span><text:span text:style-name="T109"><text:s text:c="81"/></text:span><text:span text:style-name="T154"><text:s text:c="89"/></text:span><text:span text:style-name="T149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0T01:43:39.740065797</dc:date>
    <meta:editing-duration>P2DT4H16M6S</meta:editing-duration>
    <meta:editing-cycles>413</meta:editing-cycles>
    <meta:document-statistic meta:table-count="15" meta:image-count="6" meta:object-count="0" meta:page-count="2" meta:paragraph-count="74" meta:word-count="560" meta:character-count="6258" meta:non-whitespace-character-count="3337"/>
  </office:meta>
</office:document-meta>
</file>